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1" style:parent-style-name="Normal" style:family="paragraph">
      <style:paragraph-properties fo:text-align="center"/>
      <style:text-properties fo:font-weight="bold" style:font-weight-asian="bold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</office:automatic-styles>
  <office:body>
    <office:text text:use-soft-page-breaks="true">
      <text:p text:style-name="P1">WORKSHOP: HOW JUGGLING CAN IMPROVE RANGE OF MOTION</text:p>
      <text:p text:style-name="P2">PRE-TEST</text:p>
      <text:p text:style-name="Normal">Touching toes:</text:p>
      <text:p text:style-name="Normal"/>
      <text:p text:style-name="Normal">Torso rotation:</text:p>
      <text:p text:style-name="P3">What prop did you use?</text:p>
      <text:p text:style-name="P4"/>
      <text:p text:style-name="P5">How difficult did you find the juggling exercise (1 = very easy, 5 = very difficult)?</text:p>
      <text:p text:style-name="P6"/>
      <text:p text:style-name="P7"/>
      <text:p text:style-name="P8">POST-TEST</text:p>
      <text:p text:style-name="Normal">Touching toes:</text:p>
      <text:p text:style-name="Normal"/>
      <text:p text:style-name="Normal">Torso rotation:</text:p>
      <text:p text:style-name="P9"/>
      <text:p text:style-name="P10"/>
      <text:p text:style-name="P11">WORKSHOP: HOW JUGGLING CAN IMPROVE RANGE OF MOTION</text:p>
      <text:p text:style-name="P12">PRE-TEST</text:p>
      <text:p text:style-name="Normal">Touching toes:</text:p>
      <text:p text:style-name="Normal"/>
      <text:p text:style-name="Normal">Torso rotation:</text:p>
      <text:p text:style-name="P13">What prop did you use?</text:p>
      <text:p text:style-name="P14"/>
      <text:p text:style-name="P15">How difficult did you find the juggling exercise (1 = very easy, 5 = very difficult)?</text:p>
      <text:p text:style-name="P16"/>
      <text:p text:style-name="P17"/>
      <text:p text:style-name="P18">POST-TEST</text:p>
      <text:p text:style-name="Normal">Touching toes:</text:p>
      <text:p text:style-name="Normal"/>
      <text:p text:style-name="Normal">Torso rotation: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bee Kim</meta:initial-creator>
    <dc:creator>Danbee Kim</dc:creator>
    <meta:creation-date>2019-05-24T09:56:00Z</meta:creation-date>
    <dc:date>2019-05-24T10:04:00Z</dc:date>
    <meta:template xlink:href="Normal.dotm" xlink:type="simple"/>
    <meta:editing-cycles>1</meta:editing-cycles>
    <meta:editing-duration>PT480S</meta:editing-duration>
    <meta:document-statistic meta:page-count="1" meta:paragraph-count="5" meta:word-count="83" meta:character-count="490" meta:row-count="9" meta:non-whitespace-character-count="412"/>
  </office:meta>
</office:document-meta>
</file>